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acc66" officeooo:paragraph-rsid="023e8e81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1455ab" officeooo:paragraph-rsid="02341e7f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1455ab" officeooo:paragraph-rsid="022e738b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211215b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2341e7f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2e738b" officeooo:paragraph-rsid="022e738b" style:font-size-asian="12pt" style:font-weight-asian="normal" style:font-name-complex="Calibri2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18cbe4" officeooo:paragraph-rsid="022e738b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2fe87a" officeooo:paragraph-rsid="022fe87a" style:font-size-asian="12pt" style:font-weight-asian="normal" style:font-name-complex="Calibri2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1b7a6e" officeooo:paragraph-rsid="021b7a6e" style:font-size-asian="12pt" style:font-weight-asian="normal" style:font-name-complex="Calibri2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style:font-name="Calibri1" fo:font-size="12pt" fo:language="gl" fo:country="ES" fo:font-weight="normal" officeooo:rsid="0239e4fd" officeooo:paragraph-rsid="0239e4fd" style:font-size-asian="12pt" style:font-weight-asian="normal" style:font-name-complex="Calibri2" style:font-size-complex="12pt" style:font-weight-complex="normal"/>
    </style:style>
    <style:style style:name="P24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1e7b49c" officeooo:paragraph-rsid="01e87fd3" style:font-size-asian="10.5pt" style:font-size-complex="12pt"/>
    </style:style>
    <style:style style:name="P25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0d9f05" officeooo:paragraph-rsid="020bd9d5" style:font-size-asian="10.5pt" style:font-size-complex="12pt"/>
    </style:style>
    <style:style style:name="P26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361b9c" officeooo:paragraph-rsid="02361b9c" style:font-size-asian="10.5pt" style:font-size-complex="12pt"/>
    </style:style>
    <style:style style:name="P27" style:family="paragraph" style:parent-style-name="Table_20_Contents" style:list-style-name="L1">
      <style:paragraph-properties fo:line-height="100%" fo:text-align="start" style:justify-single-word="false"/>
      <style:text-properties style:font-name="Liberation Sans" fo:font-size="12pt" fo:language="gl" fo:country="ES" officeooo:rsid="020acc66" officeooo:paragraph-rsid="0240510f" style:font-size-asian="10.5pt" style:font-size-complex="12pt"/>
    </style:style>
    <style:style style:name="P28" style:family="paragraph" style:parent-style-name="Table_20_Contents" style:list-style-name="L1">
      <style:paragraph-properties fo:line-height="100%" fo:text-align="start" style:justify-single-word="false"/>
      <style:text-properties officeooo:paragraph-rsid="0211215b"/>
    </style:style>
    <style:style style:name="P29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30" style:family="paragraph" style:parent-style-name="Table_20_Contents" style:list-style-name="L1">
      <style:paragraph-properties fo:line-height="100%" fo:text-align="start" style:justify-single-word="false"/>
      <style:text-properties officeooo:rsid="020acc66" officeooo:paragraph-rsid="020acc66"/>
    </style:style>
    <style:style style:name="P31" style:family="paragraph" style:parent-style-name="Table_20_Contents" style:list-style-name="L1">
      <style:paragraph-properties fo:line-height="100%" fo:text-align="start" style:justify-single-word="false"/>
      <style:text-properties officeooo:rsid="020bd9d5" officeooo:paragraph-rsid="020bd9d5"/>
    </style:style>
    <style:style style:name="P32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0f9d84"/>
    </style:style>
    <style:style style:name="P33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36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font-name="Liberation Sans" fo:font-size="12pt" fo:language="gl" fo:country="ES" style:font-size-asian="10.5pt" style:font-size-complex="12pt"/>
    </style:style>
    <style:style style:name="T6" style:family="text">
      <style:text-properties style:font-name="Liberation Sans" fo:font-size="12pt" fo:language="gl" fo:country="ES" officeooo:rsid="01e7b49c" style:font-size-asian="10.5pt" style:font-size-complex="12pt"/>
    </style:style>
    <style:style style:name="T7" style:family="text">
      <style:text-properties style:font-name="Liberation Sans" fo:font-size="12pt" fo:language="gl" fo:country="ES" officeooo:rsid="020acc66" style:font-size-asian="10.5pt" style:font-size-complex="12pt"/>
    </style:style>
    <style:style style:name="T8" style:family="text">
      <style:text-properties style:font-name="Liberation Sans" fo:font-size="12pt" fo:language="gl" fo:country="ES" officeooo:rsid="020f9d84" style:font-size-asian="10.5pt" style:font-size-complex="12pt"/>
    </style:style>
    <style:style style:name="T9" style:family="text">
      <style:text-properties style:font-name="Liberation Sans" fo:font-size="12pt" fo:language="gl" fo:country="ES" officeooo:rsid="0211215b" style:font-size-asian="10.5pt" style:font-size-complex="12pt"/>
    </style:style>
    <style:style style:name="T10" style:family="text">
      <style:text-properties style:font-name="Liberation Sans" fo:font-size="12pt" fo:language="gl" fo:country="ES" officeooo:rsid="02198d54" style:font-size-asian="10.5pt" style:font-size-complex="12pt"/>
    </style:style>
    <style:style style:name="T11" style:family="text">
      <style:text-properties style:font-name="Liberation Sans" fo:font-size="12pt" fo:language="gl" fo:country="ES" officeooo:rsid="0228b329" style:font-size-asian="10.5pt" style:font-size-complex="12pt"/>
    </style:style>
    <style:style style:name="T12" style:family="text">
      <style:text-properties style:font-name="Liberation Sans" fo:font-size="12pt" fo:language="gl" fo:country="ES" officeooo:rsid="022955f2" style:font-size-asian="10.5pt" style:font-size-complex="12pt"/>
    </style:style>
    <style:style style:name="T13" style:family="text">
      <style:text-properties style:font-name="Liberation Sans" fo:font-size="12pt" fo:language="gl" fo:country="ES" officeooo:rsid="023311d6" style:font-size-asian="10.5pt" style:font-size-complex="12pt"/>
    </style:style>
    <style:style style:name="T14" style:family="text">
      <style:text-properties style:font-name="Liberation Sans" fo:font-size="12pt" fo:language="gl" fo:country="ES" officeooo:rsid="01e7b49c" style:font-size-asian="12pt" style:font-size-complex="12pt"/>
    </style:style>
    <style:style style:name="T15" style:family="text">
      <style:text-properties style:font-name="Liberation Sans" fo:font-size="12pt" fo:language="gl" fo:country="ES" officeooo:rsid="01bc2cda" style:font-size-asian="12pt" style:font-size-complex="12pt"/>
    </style:style>
    <style:style style:name="T16" style:family="text">
      <style:text-properties style:font-name="Liberation Sans" fo:font-size="12pt" style:font-size-asian="12pt" style:font-size-complex="12pt"/>
    </style:style>
    <style:style style:name="T17" style:family="text">
      <style:text-properties style:font-name="Liberation Sans" fo:font-size="12pt" officeooo:rsid="024238b1" style:font-size-asian="12pt" style:font-size-complex="12pt"/>
    </style:style>
    <style:style style:name="T18" style:family="text">
      <style:text-properties officeooo:rsid="01e19bf2"/>
    </style:style>
    <style:style style:name="T19" style:family="text">
      <style:text-properties officeooo:rsid="01ef2dda"/>
    </style:style>
    <style:style style:name="T20" style:family="text">
      <style:text-properties officeooo:rsid="020152af"/>
    </style:style>
    <style:style style:name="T21" style:family="text">
      <style:text-properties officeooo:rsid="020acc66"/>
    </style:style>
    <style:style style:name="T22" style:family="text">
      <style:text-properties officeooo:rsid="0220bfb6"/>
    </style:style>
    <style:style style:name="T23" style:family="text">
      <style:text-properties officeooo:rsid="02229826"/>
    </style:style>
    <style:style style:name="T24" style:family="text">
      <style:text-properties officeooo:rsid="0228b329"/>
    </style:style>
    <style:style style:name="T25" style:family="text">
      <style:text-properties officeooo:rsid="022e738b"/>
    </style:style>
    <style:style style:name="T26" style:family="text">
      <style:text-properties officeooo:rsid="022f5e29"/>
    </style:style>
    <style:style style:name="T27" style:family="text">
      <style:text-properties officeooo:rsid="023311d6"/>
    </style:style>
    <style:style style:name="T28" style:family="text">
      <style:text-properties officeooo:rsid="023e8e81"/>
    </style:style>
    <style:style style:name="T29" style:family="text">
      <style:text-properties officeooo:rsid="0240510f"/>
    </style:style>
    <style:style style:name="T30" style:family="text">
      <style:text-properties officeooo:rsid="0240510f" style:font-size-asian="12pt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fo:font-size="12pt" fo:language="gl" fo:country="ES" officeooo:rsid="02198d54" style:font-size-asian="10.5pt" style:font-size-complex="12pt"/>
    </style:style>
    <style:style style:name="T33" style:family="text">
      <style:text-properties style:font-name="Liberation Sans" fo:font-size="12pt" fo:language="gl" fo:country="ES" style:font-size-asian="12pt" style:font-size-complex="12pt"/>
    </style:style>
    <style:style style:name="T34" style:family="text">
      <style:text-properties style:font-name="Liberation Sans" fo:font-size="12pt" fo:language="gl" fo:country="ES" officeooo:rsid="020acc66" style:font-size-asian="12pt" style:font-size-complex="12pt"/>
    </style:style>
    <style:style style:name="T35" style:family="text">
      <style:text-properties style:font-name="Liberation Sans" fo:font-size="12pt" fo:language="gl" fo:country="ES" officeooo:rsid="02198d54" style:font-size-asian="12pt" style:font-size-complex="12pt"/>
    </style:style>
    <style:style style:name="T36" style:family="text">
      <style:text-properties style:font-name="Liberation Sans" fo:font-size="12pt" style:font-size-asian="12pt" style:font-size-complex="12pt"/>
    </style:style>
    <style:style style:name="T37" style:family="text">
      <style:text-properties style:font-name="Liberation Sans" fo:font-size="12pt" officeooo:rsid="024238b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18">15 – DELL OptiPlex 74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6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19">BIOS (F2).</text:span></text:p>
            <text:p text:style-name="P14">Actualización<text:span text:style-name="T28">(upgrade/downgrade)</text:span> BIOS</text:p>
            <text:p text:style-name="P14"><text:s/>dende contorna DOS</text:p>
          </table:table-cell>
        </table:table-row>
        <table:table-row table:style-name="Procedemento.2">
          <table:table-cell table:style-name="Procedemento.A2" office:value-type="string">
            <text:list xml:id="list2495812236" text:style-name="L1">
              <text:list-header>
                <text:p text:style-name="P24"/>
              </text:list-header>
              <text:list-item>
                <text:p text:style-name="P28"><text:span text:style-name="T14">[1] </text:span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6">Sistemas Dell OptiPlex 740 Guía del </text:span></text:a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5">usuario</text:span></text:a></text:p>
              </text:list-item>
              <text:list-item>
                <text:p text:style-name="P29"><text:span text:style-name="T6">[</text:span><text:span text:style-name="T9">2</text:span><text:span text:style-name="T7">] </text:span><text:bookmark text:name="driverTitleForDriver"/><text:a xlink:type="simple" xlink:href="https://www.dell.com/support/home/es/es/esbsdt1/drivers/driversdetails?driverid=n19j8" text:style-name="Internet_20_link" text:visited-style-name="Visited_20_Internet_20_Link"><text:span text:style-name="T33">BIOS del sistema de Dell OptiPle</text:span></text:a><text:a xlink:type="simple" xlink:href="https://www.dell.com/support/home/es/es/esbsdt1/drivers/driversdetails?driverid=n19j8" text:style-name="Internet_20_link" text:visited-style-name="Visited_20_Internet_20_Link"><text:span text:style-name="T34">x </text:span></text:a><text:a xlink:type="simple" xlink:href="https://www.dell.com/support/home/es/es/esbsdt1/drivers/driversdetails?driverid=n19j8" text:style-name="Internet_20_link" text:visited-style-name="Visited_20_Internet_20_Link"><text:span text:style-name="T16">74</text:span></text:a><text:a xlink:type="simple" xlink:href="https://www.dell.com/support/home/es/es/esbsdt1/drivers/driversdetails?driverid=n19j8" text:style-name="Internet_20_link" text:visited-style-name="Visited_20_Internet_20_Link"><text:span text:style-name="T17">0 (v.2.2.7)</text:span></text:a></text:p>
              </text:list-item>
              <text:list-item>
                <text:p text:style-name="P30"><text:span text:style-name="T5">[</text:span><text:span text:style-name="T9">3</text:span><text:span text:style-name="T5">] </text:span><text:a xlink:type="simple" xlink:href="https://dl.dell.com/FOLDER00619696M/1/O740-227.exe" text:style-name="Internet_20_link" text:visited-style-name="Visited_20_Internet_20_Link"><text:span text:style-name="T16">Descarga arquivo actualización BIO</text:span></text:a><text:a xlink:type="simple" xlink:href="https://dl.dell.com/FOLDER00619696M/1/O740-227.exe" text:style-name="Internet_20_link" text:visited-style-name="Visited_20_Internet_20_Link"><text:span text:style-name="T17">S (v.2.2.7)</text:span></text:a></text:p>
              </text:list-item>
              <text:list-item>
                <text:p text:style-name="P25">PC de consulta do taller.</text:p>
              </text:list-item>
              <text:list-item>
                <text:p text:style-name="P31"><text:span text:style-name="T9">[4] </text:span><text:span text:style-name="T13">Crear </text:span><text:span text:style-name="T5">USB </text:span><text:span text:style-name="T8">c</text:span><text:span text:style-name="T11">o </text:span><text:span text:style-name="T12">sistema operativo </text:span><text:a xlink:type="simple" xlink:href="https://www.freedos.org/" text:style-name="Internet_20_link" text:visited-style-name="Visited_20_Internet_20_Link"><text:span text:style-name="T16">FREEDOS</text:span></text:a><text:span text:style-name="T35">.</text:span><text:span text:style-name="T10"> Solicitar este USB ao docente.</text:span></text:p>
              </text:list-item>
              <text:list-item>
                <text:p text:style-name="P32"><text:span text:style-name="T9">[5] </text:span><text:span text:style-name="T5">USB</text:span><text:span text:style-name="T9"> (material que posúe o grupo)</text:span></text:p>
              </text:list-item>
              <text:list-item>
                <text:p text:style-name="P26">[6] <text:a xlink:type="simple" xlink:href="https://rufus.ie/" text:style-name="Internet_20_link" text:visited-style-name="Visited_20_Internet_20_Link">Rufus</text:a></text:p>
              </text:list-item>
              <text:list-item>
                <text:p text:style-name="P27"><text:span text:style-name="T29">[7] </text:span><text:a xlink:type="simple" xlink:href="https://www.dell.com/support/home/es/es/esbsdt1/drivers/driversdetails?driverid=r265848" text:style-name="Internet_20_link" text:visited-style-name="Visited_20_Internet_20_Link"><text:span text:style-name="T29">BIOS del sistema de DELL OptiPlex 740 (v.2.2.5)</text:span></text:a></text:p>
              </text:list-item>
              <text:list-item>
                <text:p text:style-name="P27"><text:span text:style-name="T30">[8] </text:span><text:a xlink:type="simple" xlink:href="https://dl.dell.com/bios/O740-225.EXE" text:style-name="Internet_20_link" text:visited-style-name="Visited_20_Internet_20_Link"><text:span text:style-name="T30">Descarga arquivo actualización BIOS (v. 2.2.5</text:span></text:a><text:span text:style-name="T30">)</text:span></text:p>
              </text:list-item>
            </text:list>
          </table:table-cell>
          <table:table-cell table:style-name="Procedemento.A2" office:value-type="string">
            <text:list xml:id="list2459516657" text:style-name="L2">
              <text:list-item>
                <text:p text:style-name="P33">Conectar: equipo, pantalla, teclado, rato.</text:p>
              </text:list-item>
              <text:list-item>
                <text:p text:style-name="P34">Encender e acceder á BIOS (F2).</text:p>
              </text:list-item>
              <text:list-item>
                <text:p text:style-name="P35">BIOS: <text:span text:style-name="T21">Update</text:span></text:p>
              </text:list-item>
            </text:list>
          </table:table-cell>
        </table:table-row>
      </table:table>
      <text:p text:style-name="P8"/>
      <text:p text:style-name="P8">Procedemento:<text:span text:style-name="T4"> </text:span></text:p>
      <text:list xml:id="list2956718336" text:style-name="L3">
        <text:list-item>
          <text:p text:style-name="P15">Solicitar o USB [4] ao docente. <text:span text:style-name="T27">Crear neste USB mediante Rufus [6] un USB arrancable co sistema operativo FREEDOS.</text:span></text:p>
        </text:list-item>
        <text:list-item>
          <text:p text:style-name="P17">Conectar: equipo, pantalla, teclado, rato. </text:p>
        </text:list-item>
        <text:list-item>
          <text:p text:style-name="P17">Encender e acceder á BIOS (F2)</text:p>
        </text:list-item>
        <text:list-item>
          <text:p text:style-name="P18">Configuración da BIOS (páxina 7 de [1]): <text:span text:style-name="T20">Ver o apartado <text:s/>‘Arranque desde un dispositivo USB’ (páxina 12 de [1]).</text:span></text:p>
        </text:list-item>
        <text:list-item>
          <text:p text:style-name="P16">Arrancar dende <text:span text:style-name="T25">o </text:span>USB [<text:span text:style-name="T25">5</text:span>]: <text:span text:style-name="T24">Elixir a primeira opción no xestor de arranque</text:span>.</text:p>
        </text:list-item>
        <text:list-item>
          <text:p text:style-name="P19">Montar o USB [4] <text:span text:style-name="T27">no sistema operativo arrancado co USB[5].</text:span></text:p>
        </text:list-item>
        <text:list-item>
          <text:p text:style-name="P20">Baixar arquivo [<text:span text:style-name="T22">3</text:span>] dentro da raíz deste USB [<text:span text:style-name="T25">4</text:span>]. Comprobar o <text:span text:style-name="T23">checksum</text:span> (md5,sha1, <text:span text:style-name="T22">sha-256</text:span>) da descarga.</text:p>
        </text:list-item>
        <text:list-item>
          <text:p text:style-name="P19">Desmontar o USB [4].</text:p>
        </text:list-item>
        <text:list-item>
          <text:p text:style-name="P19">Apagar o equipo <text:span text:style-name="T26">e retirar o USB [5]</text:span>.</text:p>
        </text:list-item>
        <text:list-item>
          <text:p text:style-name="P21">Arrancar dende o USB [4].</text:p>
        </text:list-item>
        <text:list-item>
          <text:p text:style-name="P22">Executar as Instrucións de instalación – Actualización BIOS (ver [2]).</text:p>
        </text:list-item>
        <text:list-item>
          <text:p text:style-name="P23">A BIOS xa estaba actualizada realizada na práctica 14, entón que acontece? Execútase a actualización?</text:p>
        </text:list-item>
        <text:list-item>
          <text:p text:style-name="P23">É <text:span text:style-name="T28">posible facer un “downgrade” da BIOS, é dicir, é posible volcar unha versión inferior da BIOS? Comprobar se se pode volcar a v.2.2.5 [8] cando se ten a v.2.2.7 [3] <text:s/>instalada. Que acontec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46</meta:editing-cycles>
    <meta:creation-date>2019-11-09T13:25:03.151138236</meta:creation-date>
    <meta:editing-duration>PT19H13M36S</meta:editing-duration>
    <meta:generator>LibreOffice/6.1.5.2$Linux_X86_64 LibreOffice_project/10$Build-2</meta:generator>
    <dc:subject>Práctica 15 - DELL OptiPlex 740</dc:subject>
    <dc:title>Taller - MME</dc:title>
    <dc:date>2020-01-31T16:23:53.108663930</dc:date>
    <meta:document-statistic meta:table-count="2" meta:image-count="2" meta:object-count="0" meta:page-count="1" meta:paragraph-count="40" meta:word-count="304" meta:character-count="1792" meta:non-whitespace-character-count="15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